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32cm"/>
    </style:style>
    <style:style style:name="co4" style:family="table-column">
      <style:table-column-properties fo:break-before="auto" style:column-width="9.4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table:style-name="Note" office:value-type="string" calcext:value-type="string">
            <text:p>Controller 1:</text:p>
          </table:table-cell>
          <table:table-cell table:style-name="Note" table:number-columns-repeated="13"/>
        </table:table-row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6"/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6"/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6"/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6"/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6"/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style-name="Default" table:number-columns-repeated="4"/>
          <table:table-cell table:number-columns-repeated="2"/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State 8:</text:p>
          </table:table-cell>
          <table:table-cell table:style-name="Default" table:number-columns-repeated="4"/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6"/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Note" office:value-type="string" calcext:value-type="string">
            <text:p>Controller 2:</text:p>
          </table:table-cell>
          <table:table-cell table:style-name="Note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8: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00/00/00</text:date>, <text:time style:data-style-name="N2" text:time-value="12:05:42.132244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4.638629063</meta:creation-date>
    <dc:date>2022-03-14T13:25:56.695377410</dc:date>
    <meta:editing-duration>PT11H24M29S</meta:editing-duration>
    <meta:editing-cycles>13</meta:editing-cycles>
    <meta:generator>LibreOffice/6.4.7.2$Linux_X86_64 LibreOffice_project/40$Build-2</meta:generator>
    <meta:document-statistic meta:table-count="1" meta:cell-count="68" meta:object-count="0"/>
  </office:meta>
</office:document-meta>
</file>